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2.968cm" style:use-optimal-column-width="false"/>
    </style:style>
    <style:style style:name="co2" style:family="table-column">
      <style:table-column-properties style:column-width="12.972cm" style:use-optimal-column-width="false"/>
    </style:style>
    <style:style style:name="ro1" style:family="table-row">
      <style:table-row-properties style:row-height="2.45cm" style:use-optimal-row-height="false"/>
    </style:style>
    <style:style style:name="ro2" style:family="table-row">
      <style:table-row-properties style:row-height="3.887cm" style:use-optimal-row-height="false"/>
    </style:style>
    <style:style style:name="ro3" style:family="table-row">
      <style:table-row-properties style:row-height="3.8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style:font-name="Liberation Sans1" fo:font-size="18pt" style:font-size-asian="18pt" style:font-size-complex="18pt"/>
    </style:style>
    <style:style style:name="P5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8.911cm" svg:height="19.727cm" svg:x="1cm" svg:y="2.905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">Wejście</text:p>
              </table:table-cell>
              <table:table-cell>
                <text:p text:style-name="P1">Wyjście</text:p>
              </table:table-cell>
              <table:table-cell>
                <text:p text:style-name="P2"><text:span text:style-name="T1">Rodzaj zadania</text:span></text:p>
              </table:table-cell>
            </table:table-row>
            <table:table-row table:style-name="ro2" table:default-cell-style-name="ce2">
              <table:table-cell>
                <text:p text:style-name="P3">Sentence: Jack played basketball after school, after which he was very tired.Question: What did Jack do after the game?</text:p>
              </table:table-cell>
              <table:table-cell>
                <text:p text:style-name="P3">He rested.</text:p>
              </table:table-cell>
              <table:table-cell table:style-name="ce3">
                <text:list text:style-name="L1">
                  <text:list-header>
                    <text:p text:style-name="P4">Generowanie odpowiedzi na pytanie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p text:style-name="P3">Sentence: He was born in China, so he went to the Embassy to apply for a U.S. Visa.</text:p>
              </table:table-cell>
              <table:table-cell>
                <text:p text:style-name="P3">How long did it take for him to get the Visa?</text:p>
              </table:table-cell>
              <table:table-cell table:style-name="ce3">
                <text:list text:continue-numbering="true" text:style-name="L1">
                  <text:list-header>
                    <text:p text:style-name="P4">Generowanie pytania do podanej odpowiedzi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p text:style-name="P3">Background Paragraph: Passive transport occurs when a substance passes through the cell membrane without needing any energy to pass through. This happens when a substance moves from an area where it is more concentrated to an area where it is less concentrated. Concentration is the number of particles of a substance in a given volume. Let's say you dissolve a teaspoon of salt in a cup of water. Then you dissolve two teaspoons of salt in another cup of water. The second solution will have a higher concentration of salt.</text:p>
              </table:table-cell>
              <table:table-cell>
                <text:p text:style-name="P3">A man put two cups, cup A and cup B, filled with equal amounts of water on to a table and walked away to go check his mail. His son came along and saw the two cups and decided to put some sugar in them to make a tasty drink. The child poured two spoonfuls of sugar into cup A and three spoonfuls of sugar into cup B.</text:p>
              </table:table-cell>
              <table:table-cell table:style-name="ce3">
                <text:p text:style-name="P5">Generowanie historyjek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2T23:59:18.324000000</meta:creation-date>
    <dc:date>2023-08-19T21:46:42.062000000</dc:date>
    <meta:editing-duration>PT38M34S</meta:editing-duration>
    <meta:editing-cycles>8</meta:editing-cycles>
    <meta:generator>LibreOffice/7.4.1.2$Windows_X86_64 LibreOffice_project/3c58a8f3a960df8bc8fd77b461821e42c061c5f0</meta:generator>
    <meta:document-statistic meta:object-count="1"/>
  </office:meta>
</office:document-meta>
</file>